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0394in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8177in" svg:y="2.8839in">
            <draw:object draw:notify-on-update-of-ranges="Sheet1.A17:Sheet1.A21 Sheet1.B17:Sheet1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20:06:26.4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4:16:55.128000000</meta:creation-date>
    <dc:date>2024-03-18T20:14:16.146000000</dc:date>
    <meta:editing-duration>PT19M</meta:editing-duration>
    <meta:editing-cycles>2</meta:editing-cycles>
    <meta:generator>LibreOffice/7.6.2.1$Windows_X86_64 LibreOffice_project/56f7684011345957bbf33a7ee678afaf4d2ba333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Sheet1.A2:Sheet1.B7 Sheet1.B1:Sheet1.B1" chart:data-source-has-labels="row" svg:x="0.32cm" svg:y="0.18cm" svg:width="13.143cm" svg:height="8.64cm">
          <chart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A2:Sheet1.A7</svg:desc>
                </draw:g>
              </table:table-cell>
              <table:table-cell office:value-type="float" office:value="65">
                <text:p>65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2">
                <text:p>1.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">
                <text:p>2.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">
                <text:p>2.6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8.5">
                <text:p>9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7:Sheet1.B21" svg:x="0.32cm" svg:y="0.18cm" svg:width="12.508cm" svg:height="8.64cm">
          <chart:coordinate-region svg:x="1.128cm" svg:y="0.379cm" svg:width="11.46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B21" chart:class="chart:scatter">
            <chart:domain table:cell-range-address="Sheet1.A17:Sheet1.A21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A17:Sheet1.A21</svg:desc>
                </draw:g>
              </table:table-cell>
              <table:table-cell office:value-type="float" office:value="65">
                <text:p>65</text:p>
                <draw:g>
                  <svg:desc>Sheet1.B17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75">
                <text:p>1.6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7">
                <text:p>1.8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">
                <text:p>2.14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